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7.1</text:p>
      <text:p text:style-name="P5"/>
      <text:p text:style-name="P5"/>
      <text:p text:style-name="P5">Last updated 6 December 2010</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Getting Access to the API<text:tab/>3</text:p>
          <text:p text:style-name="P14">Technical Overview<text:tab/>3</text:p>
          <text:p text:style-name="P14">OAuth Configuration<text:tab/>3</text:p>
          <text:p text:style-name="P14">API Documentation<text:tab/>4</text:p>
          <text:p text:style-name="P15">URL Format <text:tab/>4</text:p>
          <text:p text:style-name="P15">Response Codes<text:tab/>4</text:p>
          <text:p text:style-name="P15">customer API call<text:tab/>5</text:p>
          <text:p text:style-name="P15">meter_readings GET API call<text:tab/>7</text:p>
          <text:p text:style-name="P15">meter_readings POST API call<text:tab/>8</text:p>
          <text:p text:style-name="P15">products API call<text:tab/>9</text:p>
          <text:p text:style-name="P15">top_up GET API call<text:tab/>10</text:p>
          <text:p text:style-name="P15">top_up POST API call<text:tab/>11</text:p>
        </text:index-body>
      </text:table-of-content>
      <text:p text:style-name="P2"/>
      <text:h text:style-name="P16"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For the test environment, replace “https://secure.powershop.co.nz” with “https://suppliertest.youdo.co.nz”.</text:p>
      <text:p text:style-name="Text_20_body">A callback URL passed to the request token URL is required, as per the OAuth 1.0a specification. <text:s/>Note that your OAuth library may not require this parameter; you must manually specify it in this case or update the library to the latest version.</text:p>
      <text:h text:style-name="P16"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7">.</text:span><text:span text:style-name="T2">format</text:span></text:p>
      <text:p text:style-name="P9">where <text:span text:style-name="T2">apiname</text:span> is one of <text:span text:style-name="T9">customer</text:span>, <text:span text:style-name="T9">meter_readings</text:span>, <text:span text:style-name="T9">products</text:span> or <text:span text:style-name="T9">top_up<text:line-break/></text:span>where <text:span text:style-name="T9">format</text:span> is one of <text:span text:style-name="T9">js </text:span>or <text:span text:style-name="T9">xml</text:span>.</text:p>
      <text:p text:style-name="P9">If you use format <text:span text:style-name="T9">js</text:span>, the response will be a JSON string. <text:s/>If you use format <text:span text:style-name="T9">xml</text:span>, the reponse will be in XML.</text:p>
      <text:p text:style-name="P9">Parameters supplied to the calls should be passed URL-encoded. <text:s/>For example, a request to find meter readings for ICP 0123456789 between the 1<text:span text:style-name="T10">st</text:span> and 30<text:span text:style-name="T10">th</text:span> of September 2009, with a JSON response requested, would look like:</text:p>
      <text:p text:style-name="P13">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11"><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7" text:outline-level="2">customer API call</text:h>
      <text:p text:style-name="Text_20_body"><text:span text:style-name="T9">HTTP method:</text:span><text:line-break/><text:tab/>GET</text:p>
      <text:p text:style-name="Text_20_body"><text:span text:style-name="T9">API URL:</text:span><text:line-break/><text:tab/>https://secure.powershop.co.nz/external_api/v1/<text:span text:style-name="T7">customer.</text:span><text:span text:style-name="T6">format</text:span></text:p>
      <text:p text:style-name="P8"><text:span text:style-name="T6">Parameters:</text:span><text:span text:style-name="T5"><text:line-break/><text:tab/>none</text:span></text:p>
      <text:p text:style-name="Text_20_body"><text:span text:style-name="T9">Description:</text:span><text:line-break/>The customer API call returns information about the currently authenticated customer. <text:s/>It does not take any parameters.</text:p>
      <text:p text:style-name="Text_20_body"><text:span text:style-name="T9">Returns:</text:span><text:line-break/>version = 1.0<text:line-break/>result =<text:line-break/><text:tab/>properties <text:span text:style-name="T9">[Array]</text:span> =<text:line-break/><text:tab/><text:tab/>icp_number<text:tab/><text:tab/><text:tab/><text:span text:style-name="T1">the property's ICP number</text:span><text:line-break/><text:tab/><text:tab/>status<text:tab/><text:tab/><text:tab/><text:tab/><text:span text:style-name="T3">see “notes” section below<text:line-break/><text:tab/><text:tab/></text:span><text:span text:style-name="T7">status_detail<text:tab/><text:tab/></text:span><text:span text:style-name="T3">see “notes” section below</text:span><text:line-break/><text:tab/><text:tab/>address =<text:tab/><text:tab/><text:tab/><text:span text:style-name="T1">the address of the property<text:line-break/><text:tab/><text:tab/><text:tab/></text:span><text:span text:style-name="T5">property_name</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9">[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6">Errors:<text:line-break/></text:span><text:span text:style-name="T7">No specific errors returned by this method.</text:span></text:p>
      <text:p text:style-name="P9">(continues next page)</text:p>
      <text:p text:style-name="P7"><text:span text:style-name="T6">Notes:<text:line-break/></text:span><text:span text:style-name="T7">The status field is one of the following values:<text:line-break/><text:tab/>active<text:tab/><text:tab/><text:tab/></text:span><text:span text:style-name="T3">the property is currently being supplied by Powershop</text:span><text:span text:style-name="T7"><text:line-break/><text:tab/>inbound<text:tab/><text:tab/></text:span><text:span text:style-name="T3">the customer is moving in to switching to Powershop and <text:tab/><text:tab/><text:tab/><text:tab/>the property is not ready for supply yet</text:span><text:span text:style-name="T7"><text:line-break/><text:tab/>outbound<text:tab/><text:tab/></text:span><text:span text:style-name="T3">the customer is moving out or switching away from <text:tab/><text:tab/><text:tab/><text:tab/><text:tab/>Powershop</text:span><text:span text:style-name="T7"><text:line-break/><text:tab/>archived<text:tab/><text:tab/></text:span><text:span text:style-name="T3">the property is no longer active with Powershop</text:span></text:p>
      <text:p text:style-name="P9">A property's lifecycle is inbound → active → outbound → archived.</text:p>
      <text:p text:style-name="P9">The status_detail field contains a text string when the property's status is either inbound or outbound. <text:s/>This text details what stage the inbound or outbound process is currently in, for example, “waiting for switch from other retailer.” <text:s/>This text string can be displayed directly to the user.</text:p>
      <text:p text:style-name="P9">Note that you can only use the methods below on ICPs that have a status of active. <text:s/>Trying to use it on other ICPs will return error message E009.</text:p>
      <text:p text:style-name="P9">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p>
      <text:p text:style-name="P10">A customer may hide a register if it is a “low use” register. <text:s/>This means you should generally not display it on your user interface.</text:p>
      <text:p text:style-name="Text_20_body"><text:span text:style-name="T5">Note that a customer may have several properties on the same account. <text:s/>Your user interface should allow for this possibility by letting the user select which property they wish to work with, if they have more than one.</text:span><text:line-break/></text:p>
      <text:h text:style-name="P17" text:outline-level="2">meter_readings GET API call</text:h>
      <text:p text:style-name="Text_20_body"><text:span text:style-name="T9">HTTP method:</text:span><text:line-break/><text:tab/>GET</text:p>
      <text:p text:style-name="Text_20_body"><text:span text:style-name="T9">API URL:</text:span><text:line-break/><text:tab/>https://secure.powershop.co.nz/external_api/v1/meter_readings<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start_date<text:tab/><text:tab/></text:span><text:span text:style-name="T1">yyyy-mm-dd; retrieve readings from this date<text:line-break/><text:tab/></text:span><text:span text:style-name="T5">end_date<text:tab/><text:tab/></text:span><text:span text:style-name="T1">yyyy-mm-dd; retrieve readings up until this date</text:span></text:p>
      <text:p text:style-name="Text_20_body"><text:span text:style-name="T9">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9">Returns:</text:span><text:line-break/>version = 1.0<text:line-break/>result <text:span text:style-name="T9">[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6">Errors:<text:line-break/><text:tab/></text:span><text:span text:style-name="T7">[E000] The icp_number parameter must be specified for this call<text:line-break/></text:span><text:span text:style-name="T6"><text:tab/></text:span><text:span text:style-name="T7">[E000] The start_date parameter must be specified for this call<text:line-break/></text:span><text:span text:style-name="T6"><text:tab/></text:span><text:span text:style-name="T7">[E000] The end_date parameter must be specified for this call</text:span><text:span text:style-name="T6"><text:line-break/></text:span><text:span text:style-name="T7"><text:tab/>[E001] Dates must be in YYYY-MM-DD format<text:line-break/><text:tab/>[E008] icp_number specified not found for this customer<text:line-break/><text:tab/>[E009] This property is not active<text:line-break/></text:span></text:p>
      <text:h text:style-name="P17" text:outline-level="2">meter_readings POST API call</text:h>
      <text:p text:style-name="Text_20_body"><text:span text:style-name="T9">HTTP method:</text:span><text:line-break/><text:tab/>POST</text:p>
      <text:p text:style-name="Text_20_body"><text:span text:style-name="T9">API URL:</text:span><text:line-break/><text:tab/>https://secure.powershop.co.nz/external_api/v1/meter_readings<text:span text:style-name="T7">.</text:span><text:span text:style-name="T6">format</text:span></text:p>
      <text:p text:style-name="P8"><text:span text:style-name="T6">Parameters:</text:span><text:span text:style-name="T5"><text:line-break/><text:tab/>icp_number<text:tab/><text:tab/><text:tab/><text:tab/></text:span><text:span text:style-name="T1">the ICP number of the property<text:line-break/><text:tab/></text:span><text:span text:style-name="T5">readings[</text:span><text:span text:style-name="T6">register_number</text:span><text:span text:style-name="T5">]<text:tab/></text:span><text:span text:style-name="T1">the reading for </text:span><text:span text:style-name="T2">register_number</text:span></text:p>
      <text:p text:style-name="Text_20_body"><text:span text:style-name="T9">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9">Returns:</text:span><text:line-break/>version = 1.0<text:line-break/>result =<text:line-break/><text:tab/>result<text:tab/><text:tab/><text:tab/><text:span text:style-name="T1">“success” or “failure”</text:span> <text:line-break/><text:tab/><text:span text:style-name="T5">message<text:tab/><text:tab/></text:span><text:span text:style-name="T1">if result is “failure”, a message describing the failure</text:span></text:p>
      <text:p text:style-name="Text_20_body"><text:span text:style-name="T6">Errors:<text:line-break/><text:tab/></text:span><text:span text:style-name="T7">[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2"><text:span text:style-name="T5">Notes:</text:span><text:span text:style-name="T7"><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7" text:outline-level="2">products API call</text:h>
      <text:p text:style-name="Text_20_body"><text:span text:style-name="T9">HTTP method:</text:span><text:line-break/><text:tab/>GET</text:p>
      <text:p text:style-name="Text_20_body"><text:span text:style-name="T9">API URL:</text:span><text:line-break/><text:tab/>https://secure.powershop.co.nz/external_api/v1/products<text:span text:style-name="T7">.</text:span><text:span text:style-name="T6">format</text:span></text:p>
      <text:p text:style-name="P8"><text:span text:style-name="T6">Parameters:</text:span><text:span text:style-name="T5"><text:line-break/><text:tab/>icp_number<text:tab/><text:tab/></text:span><text:span text:style-name="T1">the ICP number of the property</text:span></text:p>
      <text:p text:style-name="Text_20_body"><text:span text:style-name="T9">Description:</text:span><text:line-break/>The products API call returns the products available for purchase from the specified property, and the per unit price of the products.</text:p>
      <text:p text:style-name="Text_20_body"><text:span text:style-name="T9">Returns:</text:span><text:line-break/>version = 1.0<text:line-break/>result <text:span text:style-name="T9">[Array] </text:span>= <text:line-break/><text:tab/><text:span text:style-name="T5">name<text:tab/><text:tab/><text:tab/></text:span><text:span text:style-name="T1">the name of the product<text:line-break/><text:tab/></text:span><text:span text:style-name="T5">description<text:tab/><text:tab/></text:span><text:span text:style-name="T1">a long HTML-formatted description of the product<text:line-break/><text:tab/></text:span><text:span text:style-name="T5">type<text:tab/><text:tab/><text:tab/></text:span><text:span text:style-name="T1">nominated, special, powerpack<text:line-break/></text:span><text:span text:style-name="T5"><text:tab/>price_per_unit<text:tab/></text:span><text:span text:style-name="T1">unit price to 4d.p.<text:line-break/><text:tab/></text:span><text:span text:style-name="T5">image_url<text:tab/><text:tab/></text:span><text:span text:style-name="T1">URL for 130x130 or 165x130 pixel product image</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span></text:p>
      <text:p text:style-name="P12"><text:span text:style-name="T5">Notes:<text:line-break/></text:span><text:span text:style-name="T7">Under usual circumstances, a price returned by this call will be valid for purchase through the Powershop web site until midnight.</text:span></text:p>
      <text:p text:style-name="P9">The image_url parameter will not be present if there is no image associated with the product. <text:s/>The image URL supports the HTTP If-Modified-Since header, so you may wish to speed up your user's experience by caching the image. <text:s/>Note that the image may change if the product is out of stock.</text:p>
      <text:p text:style-name="P9"/>
      <text:h text:style-name="P17" text:outline-level="2">top_up GET API call</text:h>
      <text:p text:style-name="Text_20_body"><text:span text:style-name="T9">HTTP method:</text:span><text:line-break/><text:tab/>GET</text:p>
      <text:p text:style-name="Text_20_body"><text:span text:style-name="T9">API URL:</text:span><text:line-break/><text:tab/>https://secure.powershop.co.nz/external_api/v1/top_up<text:span text:style-name="T7">.</text:span><text:span text:style-name="T6">format</text:span></text:p>
      <text:p text:style-name="P8"><text:span text:style-name="T6">Parameters:</text:span><text:span text:style-name="T5"><text:line-break/><text:tab/>icp_number<text:tab/><text:tab/></text:span><text:span text:style-name="T1">the ICP number of the property</text:span></text:p>
      <text:p text:style-name="Text_20_body"><text:span text:style-name="T9">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9">Returns:</text:span><text:line-break/>version = 1.0<text:line-break/>result = <text:line-break/><text:tab/>unit_balance<text:tab/><text:span text:style-name="T1">the current unit balance for this property<text:line-break/><text:tab/></text:span><text:span text:style-name="T5">product_name<text:tab/></text:span><text:span text:style-name="T1">the name of the product that will be purchased</text:span><text:span text:style-name="T5"><text:line-break/><text:tab/>price_per_unit<text:tab/></text:span><text:span text:style-name="T1">the price per unit</text:span><text:span text:style-name="T5"><text:line-break/><text:tab/>total_price<text:tab/><text:tab/></text:span><text:span text:style-name="T1">the total price of the purchase</text:span><text:span text:style-name="T5"><text:line-break/><text:tab/>offer_key<text:tab/><text:tab/></text:span><text:span text:style-name="T1">a key that must be passed to the top_up POST API</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span></text:p>
      <text:p text:style-name="P12"><text:span text:style-name="T5">Notes:<text:line-break/></text:span><text:span text:style-name="T7">If the customer's unit balance is zero or positive, only the “unit_balance” key will be returned.</text:span></text:p>
      <text:p text:style-name="P9"/>
      <text:h text:style-name="P17" text:outline-level="2">top_up POST API call</text:h>
      <text:p text:style-name="Text_20_body"><text:span text:style-name="T9">HTTP method:</text:span><text:line-break/><text:tab/>POST</text:p>
      <text:p text:style-name="Text_20_body"><text:span text:style-name="T9">API URL:</text:span><text:line-break/><text:tab/>https://secure.powershop.co.nz/external_api/v1/top_up<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offer_key<text:tab/><text:tab/></text:span><text:span text:style-name="T1">the offer key returned by the top_up GET API call</text:span></text:p>
      <text:p text:style-name="Text_20_body"><text:span text:style-name="T9">Description:</text:span><text:line-break/>The top_up POST API call makes a purchase of power, topping up the customer's unit balance to 0. <text:s/>The top_up GET API must be called before calling this.</text:p>
      <text:p text:style-name="Text_20_body"><text:span text:style-name="T9">Returns:</text:span><text:line-break/>version = 1.0<text:line-break/>result = <text:line-break/><text:tab/>result<text:tab/><text:tab/><text:tab/><text:span text:style-name="T1">“success” or “failure”<text:line-break/><text:tab/></text:span><text:span text:style-name="T5">message<text:tab/><text:tab/></text:span><text:span text:style-name="T1">if result is “failure”, a description of the failure</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6] Invalid offer_key value<text:line-break/><text:tab/>[E009] This property is not active</text:span></text:p>
      <text:p text:style-name="P12"><text:span text:style-name="T5">Notes:</text:span><text:span text:style-name="T7"><text:line-break/>If the result is “failure”, the message field may be displayed to the user to inform them why the purchase failed.</text:span></text:p>
      <text:h text:style-name="P17" text:outline-level="2">contact_us POST API call</text:h>
      <text:p text:style-name="Text_20_body"><text:span text:style-name="T9">HTTP method:</text:span><text:line-break/><text:tab/>POST</text:p>
      <text:p text:style-name="Text_20_body"><text:span text:style-name="T9">API URL:</text:span><text:line-break/><text:tab/>https://secure.powershop.co.nz/external_api/v1/contact_us<text:span text:style-name="T7">.</text:span><text:span text:style-name="T6">format</text:span></text:p>
      <text:p text:style-name="P8"><text:span text:style-name="T6">Parameters:</text:span><text:span text:style-name="T5"><text:line-break/><text:tab/>comment<text:tab/><text:tab/></text:span><text:span text:style-name="T1">text of the comment to be posted to Powershop</text:span></text:p>
      <text:p text:style-name="Text_20_body"><text:span text:style-name="T9">Description:</text:span><text:line-break/>The contact_us POST API call posts some feedback to Powershop. <text:s/>The currently authenticated user's name and e-mail address are automatically attached to the feedback so that Powershop can send them a response.</text:p>
      <text:p text:style-name="Text_20_body">The comment field may be up to 64KB in length.</text:p>
      <text:p text:style-name="Text_20_body"><text:span text:style-name="T9">Returns:</text:span><text:line-break/>version = 1.0<text:line-break/>result = <text:line-break/><text:tab/>result<text:tab/><text:tab/><text:tab/><text:span text:style-name="T1">“success” or “failure”<text:line-break/><text:tab/></text:span><text:span text:style-name="T5">message<text:tab/><text:tab/></text:span><text:span text:style-name="T1">if result is “failure”, a description of the failure</text:span></text:p>
      <text:p text:style-name="Text_20_body"><text:span text:style-name="T6">Errors:<text:line-break/><text:tab/></text:span><text:span text:style-name="T7">[E000] The comment parameter must be specified for this call<text:line-break/></text:span></text:p>
      <text:h text:style-name="P17" text:outline-level="2">usage_data GET API call</text:h>
      <text:p text:style-name="Text_20_body"><text:span text:style-name="T9">HTTP method:</text:span><text:line-break/><text:tab/>GET</text:p>
      <text:p text:style-name="Text_20_body"><text:span text:style-name="T9">API URL:</text:span><text:line-break/><text:tab/>https://secure.powershop.co.nz/external_api/v1/usage_data<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start_date<text:tab/><text:tab/></text:span><text:span text:style-name="T1">yyyy-mm-dd<text:line-break/><text:tab/></text:span><text:span text:style-name="T5">end_date<text:tab/><text:tab/></text:span><text:span text:style-name="T1">yyyy-mm-dd; not more than a year after start_date<text:line-break/></text:span></text:p>
      <text:p text:style-name="Text_20_body"><text:span text:style-name="T9">Description:</text:span><text:line-break/>The usage_data call returns pre-calculated data about the user's usage, ready to plot on a graph. <text:s/>It is the same data that is shown on the Powershop web site graphs. <text:s/>Powershop suggests you use this data when displaying graphs to give a seamless experience between the web site and your application.</text:p>
      <text:p text:style-name="Text_20_body">If more than a year's data is requested, the end date will be truncated so that only a year's worth after the start date will be returned.</text:p>
      <text:p text:style-name="Text_20_body"><text:span text:style-name="T9">Returns:</text:span><text:line-break/>version = 1.0<text:line-break/>result = <text:line-break/><text:tab/>start_date<text:tab/><text:tab/><text:span text:style-name="T1">the start date of the data returned<text:line-break/><text:tab/></text:span><text:span text:style-name="T5">end_date<text:tab/><text:tab/></text:span><text:span text:style-name="T1">the end date of the data returned<text:line-break/><text:tab/></text:span><text:span text:style-name="T5">graph_type<text:tab/><text:tab/></text:span><text:span text:style-name="T1">optional – see below<text:line-break/><text:tab/></text:span><text:span text:style-name="T5">registers </text:span><text:span text:style-name="T6">[Array]</text:span><text:span text:style-name="T2"><text:tab/></text:span><text:span text:style-name="T3">an array of register numbers<text:line-break/><text:tab/></text:span><text:span text:style-name="T7">data </text:span><text:span text:style-name="T6">[Array] </text:span><text:span text:style-name="T7">=</text:span><text:span text:style-name="T3"><text:line-break/></text:span><text:span text:style-name="T7"><text:tab/><text:tab/>day_data <text:tab/></text:span><text:span text:style-name="T3">number of kWh for this day</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line-break/><text:tab/>[E010] Invalid graph_type value</text:span></text:p>
      <text:p text:style-name="P12"><text:span text:style-name="T5">Notes:<text:line-break/></text:span><text:span text:style-name="T7">The graph_type variable is optional. <text:s/>If specified, it must be either </text:span><text:span text:style-name="T3">smoothed</text:span><text:span text:style-name="T7"> or </text:span><text:span text:style-name="T3">raw</text:span><text:span text:style-name="T7">. <text:s/>If not specified, it defaults to </text:span><text:span text:style-name="T3">smoothed</text:span><text:span text:style-name="T7">. <text:s/>Powershop will be changing these graph types in the future, and it is likely that this field will become unused.</text:span></text:p>
      <text:p text:style-name="P9">An array of numbers is returned in the data variable. <text:s/>If you requested 60 days, the data array will have 60 elements, where the first element is the usage on the start date and the last element is the usage on the end date. <text:s/>Each element contains the number of kilowatt-hours (kWh) used on that day. <text:s/>This may be a floating point number, and under certain unusual circumstances, may be negative.</text:p>
      <text:h text:style-name="P17" text:outline-level="2">promotions GET API call</text:h>
      <text:p text:style-name="Text_20_body"><text:span text:style-name="T9">HTTP method:</text:span><text:line-break/><text:tab/>GET</text:p>
      <text:p text:style-name="Text_20_body"><text:span text:style-name="T9">API URL:</text:span><text:line-break/><text:tab/>https://secure.powershop.co.nz/external_api/v1/promotions<text:span text:style-name="T7">.</text:span><text:span text:style-name="T6">format</text:span></text:p>
      <text:p text:style-name="P8"><text:span text:style-name="T6">Parameters:</text:span><text:span text:style-name="T5"><text:line-break/><text:tab/>none</text:span></text:p>
      <text:p text:style-name="Text_20_body"><text:span text:style-name="T9">Description:</text:span><text:line-break/>The promotions call returns all active referral promotions. <text:s/>The user can use one of these promotions to refer Powershop to a friend.</text:p>
      <text:p text:style-name="Text_20_body"><text:span text:style-name="T9">Returns:</text:span><text:line-break/>version = 1.0<text:line-break/>result = <text:line-break/><text:tab/>promotions <text:span text:style-name="T9">[Array]</text:span><text:span text:style-name="T11"> =<text:line-break/><text:tab/><text:tab/>promotion_id<text:tab/></text:span><text:span text:style-name="T3">a numeric identifier for this promotion</text:span><text:span text:style-name="T11"><text:line-break/><text:tab/><text:tab/>name<text:tab/><text:tab/><text:tab/></text:span><text:span text:style-name="T3">the promotion's name</text:span><text:span text:style-name="T11"><text:line-break/><text:tab/><text:tab/>description<text:tab/><text:tab/></text:span><text:span text:style-name="T3">a plain text description</text:span><text:span text:style-name="T11"><text:line-break/><text:tab/><text:tab/>image_url<text:tab/><text:tab/></text:span><text:span text:style-name="T3">a URL of an image related to this promotion</text:span><text:line-break/><text:tab/><text:tab/>start_date<text:tab/><text:tab/><text:span text:style-name="T1">the start date of the data returned<text:line-break/><text:tab/><text:tab/></text:span><text:span text:style-name="T5">end_date<text:tab/><text:tab/></text:span><text:span text:style-name="T1">the end date of the data returned<text:line-break/></text:span><text:span text:style-name="T5"><text:tab/><text:tab/>t_and_c_accepted<text:tab/></text:span><text:span text:style-name="T1">whether the user has accepted T&amp;C</text:span></text:p>
      <text:p text:style-name="Text_20_body"><text:span text:style-name="T6">Errors:<text:line-break/></text:span><text:span text:style-name="T7"><text:tab/>none</text:span></text:p>
      <text:p text:style-name="P11">Notes:<text:line-break/><text:span text:style-name="T11">An empty array of promotions may be returned if there are no active referral promotions. <text:s/>At present, Powershop only runs at most one referral promotion at a time, but this may change in the future.</text:span></text:p>
      <text:p text:style-name="P9">The promotion description is UTF-8 text. <text:s/>It may contain linefeed characters.</text:p>
      <text:h text:style-name="P17" text:outline-level="2">referral POST API call</text:h>
      <text:p text:style-name="Text_20_body"><text:span text:style-name="T9">HTTP method:</text:span><text:line-break/><text:tab/>POST</text:p>
      <text:p text:style-name="Text_20_body"><text:span text:style-name="T9">API URL:</text:span><text:line-break/><text:tab/>https://secure.powershop.co.nz/external_api/v1/referral<text:span text:style-name="T7">.</text:span><text:span text:style-name="T6">format</text:span></text:p>
      <text:p text:style-name="P8"><text:span text:style-name="T6">Parameters:</text:span><text:span text:style-name="T5"><text:line-break/><text:tab/>promotion_id<text:tab/></text:span><text:span text:style-name="T1">the numeric identifier of the promotion<text:line-break/><text:tab/></text:span><text:span text:style-name="T5">name<text:tab/><text:tab/><text:tab/></text:span><text:span text:style-name="T1">the name of the referee<text:line-break/><text:tab/></text:span><text:span text:style-name="T5">email<text:tab/><text:tab/><text:tab/></text:span><text:span text:style-name="T1">the e-mail address of the referee<text:line-break/><text:tab/></text:span><text:span text:style-name="T5">return_url<text:tab/><text:tab/></text:span><text:span text:style-name="T1">the URL to return to once the user has accepted the T&amp;C</text:span></text:p>
      <text:p text:style-name="Text_20_body"><text:span text:style-name="T9">Description:</text:span><text:line-break/>This call allows a user to refer a friend to Powershop. <text:s/>The promotion ID can be found from the results of the promotions GET call. <text:s/>A name and valid e-mail address must be specified.</text:p>
      <text:p text:style-name="Text_20_body">Before a referral can be made, the logged in user must accept the terms and conditions of the promotion. <text:s/>They only need to accept the T&amp;C once per promotion. <text:s/>If the user has not yet accepted the T&amp;C, a result of “redirect” will be returned from the API, and the application must display the specified URL in an embedded browser, or redirect the user to the URL if in a web application. <text:s/>When the user has accepted the T&amp;C, the referral POST request can be resubmitted.</text:p>
      <text:p text:style-name="Text_20_body"><text:span text:style-name="T9">Returns:</text:span><text:line-break/>version = 1.0<text:line-break/>result = <text:line-break/><text:tab/>result<text:tab/><text:tab/><text:tab/><text:span text:style-name="T1">“success” or “failure” or “redirect”<text:line-break/><text:tab/></text:span><text:span text:style-name="T5">message<text:tab/><text:tab/></text:span><text:span text:style-name="T1">if result is “failure”, a description of the failure<text:line-break/><text:tab/></text:span><text:span text:style-name="T8">url<text:tab/><text:tab/><text:tab/></text:span><text:span text:style-name="T4">if result is “redirect”, a URL to display to the user</text:span></text:p>
      <text:p text:style-name="Text_20_body"><text:span text:style-name="T6">Errors:<text:line-break/><text:tab/></text:span><text:span text:style-name="T7">[E000] The promotion_id parameter must be specified for this call<text:line-break/></text:span><text:span text:style-name="T6"><text:tab/></text:span><text:span text:style-name="T7">[E000] The name parameter must be specified for this call<text:line-break/></text:span><text:span text:style-name="T6"><text:tab/></text:span><text:span text:style-name="T7">[E000] The email parameter must be specified for this call<text:line-break/><text:tab/>[E011] Invalid e-mail address<text:line-break/><text:tab/>[E012] Invalid promotion id</text:span></text:p>
      <text:p text:style-name="P11">Notes:<text:span text:style-name="T11"><text:line-break/>If the result is “failure”, the message field may be displayed to the user to inform them why the referral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5T11:44:07</meta:creation-date>
    <dc:date>2011-02-07T17:12:15</dc:date>
    <meta:editing-duration>PT07H14M38S</meta:editing-duration>
    <meta:editing-cycles>110</meta:editing-cycles>
    <meta:generator>OpenOffice.org/3.2$Unix OpenOffice.org_project/320m18$Build-9502</meta:generator>
    <dc:creator>Roger Nesbitt</dc:creator>
    <meta:document-statistic meta:table-count="0" meta:image-count="0" meta:object-count="0" meta:page-count="15" meta:paragraph-count="143" meta:word-count="2753" meta:character-count="17791"/>
  </office:meta>
</office:document-meta>
</file>